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justify"/>
      <style:text-properties fo:font-style="italic" style:font-style-asian="italic" style:font-style-complex="italic"/>
    </style:style>
    <style:style style:name="P4" style:parent-style-name="Standard" style:family="paragraph">
      <style:paragraph-properties fo:text-align="justify"/>
      <style:text-properties fo:font-style="italic" style:font-style-asian="italic" style:font-style-complex="italic"/>
    </style:style>
    <style:style style:name="P5" style:parent-style-name="Standard" style:family="paragraph">
      <style:paragraph-properties fo:text-align="justify"/>
    </style:style>
    <style:style style:name="P6" style:parent-style-name="Standard" style:family="paragraph">
      <style:paragraph-properties fo:text-align="justify"/>
    </style:style>
  </office:automatic-styles>
  <office:body>
    <office:text text:use-soft-page-breaks="true">
      <text:p text:style-name="P1">Un Protocolo de Control de Congestión para Redes Inalámbricas de Sensores</text:p>
      <text:p text:style-name="P2"/>
      <text:p text:style-name="P3">Introducción</text:p>
      <text:p text:style-name="P4"/>
      <text:p text:style-name="P5">Un protocolo eficiente y seguro de transporte de datos <text:s/>sensor-sink debe asegurar que el sink<text:s/>puede colectar suficiente información y minimizar el consumo de energía en el<text:s/>transporte de datos. Este deberá<text:s/>ser diseñado para ajustar el reporte de datos de la fuente y adaptarse a las condiciones de comunicación inalámbrica.</text:p>
      <text:p text:style-name="P6">Nosotros diseñamos un mecanismo de control de congestión en la fuente, que funciona basado en la suma de los pesos de los nodos en cada nodo. En este esquema, cada nodo pasa su peso calculado. Cada nodo agrega su actual peso al recibido y pasa su información a través del siguiente nodo. Al final, <text:s/>la fuente recibira la información de la suma de todos los pesos que corresponden a los nodos anteriores y lo usara para el control de velocidad. Cada sensor enviara los datos con un una velocidad ajustada. El nodo sink recibira la serie de<text:s/>tiempo de cada nodo sensor. Despues de colectar suficientes datos, el <text:s/>nodo sink usara un algoritmo de clustering para particionar los nodos sensores de acuerdo a las velocidades enviadas y similarmente para los datos obtenido. Entonces ellos enviaran su información de cluster a todos los nodos sensores y los nodos sensores dentro del mismo cluster requieren trabajar alternativamente para <text:s/>conservar la energia. Los nodos dentro de un cluster entran en modo de ahorro de energía de acuerdo a una umbral aleatrorio. Los resultados de simulación muestran que nuestro protocolo logra el control de congestion y el ahorro de energí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Dan</dc:creator>
    <meta:creation-date>2012-06-26T20:28:00Z</meta:creation-date>
    <dc:date>2012-07-09T03:34:00Z</dc:date>
    <meta:template xlink:href="Normal" xlink:type="simple"/>
    <meta:editing-cycles>6</meta:editing-cycles>
    <meta:editing-duration>PT5340S</meta:editing-duration>
    <meta:document-statistic meta:page-count="1" meta:paragraph-count="3" meta:word-count="243" meta:character-count="1581" meta:row-count="11" meta:non-whitespace-character-count="1341"/>
  </office:meta>
</office:document-meta>
</file>